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351400009698000054ABF11AC20D.svg" manifest:media-type=""/>
  <manifest:file-entry manifest:full-path="Pictures/10000201000003AF0000021234F55B5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subtitle">
      <style:graphic-properties draw:fill-color="#ffffff" fo:min-height="16.256cm"/>
    </style:style>
    <style:style style:name="pr2" style:family="presentation" style:parent-style-name="LushGreen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195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notes">
      <style:graphic-properties draw:fill-color="#ffffff" fo:min-height="12.572cm"/>
    </style:style>
    <style:style style:name="pr6" style:family="presentation" style:parent-style-name="LushGreen-title">
      <style:graphic-properties draw:auto-grow-height="true" fo:min-height="2.195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layer="layout" svg:width="25.199cm" svg:height="16.256cm" svg:x="1.4cm" svg:y="0.836cm" presentation:class="subtitle">
          <draw:text-box>
            <text:p>Introducción a Python</text:p>
            <text:p/>
            <text:p>Lic. Jorge Urdaneta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Historia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Guido Van Rossum 1986</text:p>
              </text:list-item>
              <text:list-item>
                <text:p>Hobbie basado en ABC</text:p>
              </text:list-item>
              <text:list-item>
                <text:p>Fácil de escribir y leer</text:p>
              </text:list-item>
              <text:list-item>
                <text:p>Propósito general</text:p>
              </text:list-item>
              <text:list-item>
                <text:p>2005-2013 Google</text:p>
              </text:list-item>
              <text:list-item>
                <text:p>2013-? Dropbo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Implementaciones de Python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2">
              <text:list-item>
                <text:p>CPython – más común (hecho en C)</text:p>
              </text:list-item>
              <text:list-item>
                <text:p>Jython – para la JVM</text:p>
              </text:list-item>
              <text:list-item>
                <text:p>IronPython – para el CLR (.NET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Influencia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Boo – adaptación para .NET (inferencia tipos)</text:p>
              </text:list-item>
              <text:list-item>
                <text:p>Ruby – Mat “...más orientado a objetos que python...”</text:p>
              </text:list-item>
              <text:list-item>
                <text:p>ECMAScript – iteradores, generadores, comprensión listas</text:p>
              </text:list-item>
              <text:list-item>
                <text:p>OCaml – inspirado en python &amp; haske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draw:frame presentation:style-name="pr6" draw:layer="layout" svg:width="25.199cm" svg:height="2.195cm" svg:x="1.4cm" svg:y="0.836cm" presentation:class="title">
          <draw:text-box>
            <text:p>Uso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2">
              <text:list-item>
                <text:p>Distribuciones Linux</text:p>
              </text:list-item>
              <text:list-item>
                <text:p>Raspberry Pi</text:p>
              </text:list-item>
              <text:list-item>
                <text:p>LibreOffice</text:p>
              </text:list-item>
              <text:list-item>
                <text:p>Bittorrent</text:p>
              </text:list-item>
              <text:list-item>
                <text:p>Dropbox</text:p>
              </text:list-item>
              <text:list-item>
                <text:p>Mercurial </text:p>
              </text:list-item>
              <text:list-item>
                <text:p>OpenStack</text:p>
              </text:list-item>
            </text:list>
          </draw:text-box>
        </draw:frame>
        <draw:frame presentation:style-name="pr4" draw:layer="layout" svg:width="12.023cm" svg:height="12.18cm" svg:x="14.025cm" svg:y="4.913cm" presentation:class="outline" presentation:user-transformed="true">
          <draw:text-box>
            <text:list text:style-name="L2">
              <text:list-item>
                <text:p>Plone</text:p>
              </text:list-item>
              <text:list-item>
                <text:p>OpenERP</text:p>
              </text:list-item>
              <text:list-item>
                <text:p>Blender</text:p>
              </text:list-item>
              <text:list-item>
                <text:p>ArcGIS</text:p>
              </text:list-item>
              <text:list-item>
                <text:p>Autodesk Maya</text:p>
              </text:list-item>
              <text:list-item>
                <text:p>Redd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Us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IOBE entre los 8 más usados</text:p>
              </text:list-item>
              <text:list-item>
                <text:p>Google – GAE, YouTube, Gmail, Groups</text:p>
              </text:list-item>
              <text:list-item>
                <text:p>Yahoo! - Groups</text:p>
              </text:list-item>
              <text:list-item>
                <text:p>CERN</text:p>
              </text:list-item>
              <text:list-item>
                <text:p>NASA</text:p>
              </text:list-item>
              <text:list-item>
                <text:p>Ciencias: NumPy, SciPy, Matplotlib</text:p>
              </text:list-item>
              <text:list-item>
                <text:p>Web: Bottle, Django, Zope, Turbogea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3">
        <draw:frame presentation:style-name="pr6" draw:layer="layout" svg:width="25.199cm" svg:height="2.195cm" svg:x="1.4cm" svg:y="0.836cm" presentation:class="title">
          <draw:text-box>
            <text:p>¿Y ahora qué?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2">
              <text:list-item>
                <text:p>Django</text:p>
              </text:list-item>
              <text:list-item>
                <text:p>Bottle</text:p>
              </text:list-item>
              <text:list-item>
                <text:p>Plone</text:p>
              </text:list-item>
              <text:list-item>
                <text:p>SciPy</text:p>
              </text:list-item>
            </text:list>
          </draw:text-box>
        </draw:frame>
        <draw:frame presentation:style-name="pr4" draw:layer="layout" svg:width="12.023cm" svg:height="12.18cm" svg:x="14.025cm" svg:y="4.913cm" presentation:class="outline">
          <draw:text-box>
            <text:list text:style-name="L2">
              <text:list-item>
                <text:p>GAE</text:p>
              </text:list-item>
              <text:list-item>
                <text:p>Twistedmatrix.com </text:p>
              </text:list-item>
              <text:list-item>
                <text:p>Pypy</text:p>
              </text:list-item>
              <text:list-item>
                <text:p>Easy_insta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34F55B57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14:51:15</meta:creation-date>
    <dc:date>2014-02-24T15:28:15</dc:date>
    <meta:editing-duration>PT6M38S</meta:editing-duration>
    <meta:editing-cycles>3</meta:editing-cycles>
    <meta:generator>LibreOffice/4.0.3.3$MacOSX_x86 LibreOffice_project/0eaa50a932c8f2199a615e1eb30f7ac74279539</meta:generator>
    <meta:document-statistic meta:object-count="62"/>
  </office:meta>
</office:document-meta>
</file>